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70d" officeooo:paragraph-rsid="000bf70d"/>
    </style:style>
    <style:style style:name="P2" style:family="paragraph" style:parent-style-name="Standard">
      <style:text-properties officeooo:rsid="000fbf4c" officeooo:paragraph-rsid="000fbf4c"/>
    </style:style>
    <style:style style:name="P3" style:family="paragraph" style:parent-style-name="Standard">
      <style:text-properties officeooo:rsid="000fbf4c" officeooo:paragraph-rsid="00119283"/>
    </style:style>
    <style:style style:name="P4" style:family="paragraph" style:parent-style-name="Standard">
      <style:text-properties officeooo:rsid="000fbf4c" officeooo:paragraph-rsid="000fbf4c"/>
    </style:style>
    <style:style style:name="T1" style:family="text">
      <style:text-properties officeooo:rsid="0011b099"/>
    </style:style>
    <style:style style:name="T2" style:family="text">
      <style:text-properties officeooo:rsid="00143e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Обязательно должно быть две директории </text:p>
      <text:p text:style-name="P1">src</text:p>
      <text:p text:style-name="P1">dist</text:p>
      <text:p text:style-name="P1">2) SmartGrid</text:p>
      <text:p text:style-name="P1">3) Изображения</text:p>
      <text:p text:style-name="P1">4) FontAwesome</text:p>
      <text:p text:style-name="P1"/>
      <text:p text:style-name="P1"/>
      <text:p text:style-name="P1"/>
      <text:p text:style-name="P1"/>
      <text:p text:style-name="P1"/>
      <text:p text:style-name="P3">Установил: </text:p>
      <text:p text:style-name="P3">- gulp</text:p>
      <text:p text:style-name="P2">- smart-grid</text:p>
      <text:p text:style-name="P2">- <text:span text:style-name="T1">less</text:span></text:p>
      <text:p text:style-name="P2">- <text:span text:style-name="T2">browserSync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2:32.031912356</meta:creation-date>
    <dc:date>2018-11-07T22:20:03.086819654</dc:date>
    <meta:editing-duration>PT1H7M5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23" meta:character-count="137" meta:non-whitespace-character-count="123"/>
  </office:meta>
</office:document-meta>
</file>